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4.946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derTid</text:p>
          </table:table-cell>
          <table:table-cell office:value-type="string" calcext:value-type="string">
            <text:p>ButikID</text:p>
          </table:table-cell>
          <table:table-cell office:value-type="string" calcext:value-type="string">
            <text:p>Persona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9-01-23 11:45:03.0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9-01-23 13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9-01-22 13:35:03.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9-02-11 17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9-02-23 13:45:03.0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-09-19 13:45:03.00000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-09-12 10:45:03.000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-03-07 19:45:03.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-09-19 13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03-09 15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-03-10 13:45:03.0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3-12 10:45:03.000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-03-14 13:45:03.0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-07-19 13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9-03-19 13:45:03.0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3-19 13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11-19 13:45:03.0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-03-19 13:45:03.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-10-23 13:45:03.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-03-19 13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9-04-10 13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03-23 13:45:03.00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1-27 16:45:03.0000000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Blad2.A1:Blad2.D2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08:43:18.040000000</meta:creation-date>
    <dc:date>2022-11-29T09:06:30.220000000</dc:date>
    <meta:editing-duration>PT23M10S</meta:editing-duration>
    <meta:editing-cycles>5</meta:editing-cycles>
    <meta:generator>LibreOffice/7.4.0.3$Windows_X86_64 LibreOffice_project/f85e47c08ddd19c015c0114a68350214f7066f5a</meta:generator>
    <meta:document-statistic meta:table-count="1" meta:cell-count="96" meta:object-count="0"/>
  </office:meta>
</office:document-meta>
</file>